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026" officeooo:paragraph-rsid="00199026"/>
    </style:style>
    <style:style style:name="P2" style:family="paragraph" style:parent-style-name="Standard">
      <style:paragraph-properties fo:text-align="start" style:justify-single-word="false"/>
      <style:text-properties officeooo:rsid="00199026" officeooo:paragraph-rsid="00199026"/>
    </style:style>
    <style:style style:name="P3" style:family="paragraph" style:parent-style-name="Standard">
      <style:paragraph-properties fo:text-align="start" style:justify-single-word="false"/>
      <style:text-properties officeooo:rsid="00199026" officeooo:paragraph-rsid="0019cfd4"/>
    </style:style>
    <style:style style:name="P4" style:family="paragraph" style:parent-style-name="Standard">
      <style:paragraph-properties fo:text-align="start" style:justify-single-word="false"/>
      <style:text-properties officeooo:rsid="00199026" officeooo:paragraph-rsid="001a22bc"/>
    </style:style>
    <style:style style:name="P5" style:family="paragraph" style:parent-style-name="Standard">
      <style:paragraph-properties fo:text-align="justify" style:justify-single-word="false"/>
      <style:text-properties officeooo:rsid="00199026" officeooo:paragraph-rsid="00199026"/>
    </style:style>
    <style:style style:name="T1" style:family="text">
      <style:text-properties fo:font-size="16pt" fo:font-weight="bold" officeooo:rsid="0019cfd4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cfd4" style:font-size-asian="14pt" style:font-weight-asian="bold" style:font-size-complex="16pt" style:font-weight-complex="bold"/>
    </style:style>
    <style:style style:name="T3" style:family="text">
      <style:text-properties fo:font-size="12pt" fo:font-weight="normal" officeooo:rsid="0019cfd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22b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4fea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Application Communaute.py</text:p>
      <text:p text:style-name="P1"/>
      <text:p text:style-name="P2"><text:tab/><text:tab/><text:span text:style-name="T1">Présentation :</text:span></text:p>
      <text:p text:style-name="P5"><text:tab/>L’application permet un traitement de données d’un ensemble d’articles de chercheurs, organisés en dossiers par années et avec un fichier de référencement des citations entre articles. </text:p>
      <text:p text:style-name="P5"/>
      <text:p text:style-name="P5"><text:tab/>Afin de connaître les différentes options disponibles il suffit de taper dans un invite de commande, arès s’être placé dans le dossier où se trouve le script :</text:p>
      <text:p text:style-name="P5"><text:tab/>sous Linux : ./communaute help</text:p>
      <text:p text:style-name="P5"><text:tab/>sous Windows : python communaute.py help </text:p>
      <text:p text:style-name="P5"/>
      <text:p text:style-name="P3"><text:span text:style-name="T1"><text:tab/><text:tab/>Initialisation :</text:span></text:p>
      <text:p text:style-name="P5"><text:tab/>Il est nécessaire de lancer au moins une première fois la fonction « init ». L’application va alors principalement corriger le nom des auteurs, potentiellement mals écrits, puis va créer deux dictionnaires Python : un dictionnaire ayant pour clé chaque auteur et pour valeur les articles qu’il a écrit, et un autre ayant pour clé les articles et en valeur les auteurs ayant écrit ces derniers.</text:p>
      <text:p text:style-name="P5"><text:tab/>Ces deux dictionnaires seront alors utilisés afin d’obtenir des informations ou de tracer des graphes correspondants au jeu de données.</text:p>
      <text:p text:style-name="P5"/>
      <text:p text:style-name="P5"><text:tab/>Ces deux dictionnaires seront enregistrés dans le même dossier que le script, il n’est donc pas nécessaire de relancer la fonction init pour un même jeu de données.</text:p>
      <text:p text:style-name="P5"/>
      <text:p text:style-name="P3"><text:span text:style-name="T1"><text:tab/><text:tab/>Modules nécessaires :</text:span></text:p>
      <text:p text:style-name="P3"><text:span text:style-name="T1"><text:tab/></text:span><text:span text:style-name="T3">Voici les modules à installer afin de pouvoir exécuter l’entiereté du script sous Python 3 :</text:span></text:p>
      <text:p text:style-name="P3"><text:span text:style-name="T3">- requests</text:span></text:p>
      <text:p text:style-name="P3"><text:span text:style-name="T3">- textblob</text:span></text:p>
      <text:p text:style-name="P3"><text:span text:style-name="T3">- pandas (implique Numpy en version 1.19.3 sous Windows)</text:span></text:p>
      <text:p text:style-name="P3"><text:span text:style-name="T3">- networkx</text:span></text:p>
      <text:p text:style-name="P3"><text:span text:style-name="T3">- chart_studio</text:span></text:p>
      <text:p text:style-name="P3"><text:span text:style-name="T3"/></text:p>
      <text:p text:style-name="P3"><text:span text:style-name="T3"><text:tab/><text:tab/></text:span><text:span text:style-name="T2">Fonctionnalités</text:span><text:span text:style-name="T1"> :</text:span></text:p>
      <text:p text:style-name="P3"><text:span text:style-name="T1"><text:tab/></text:span><text:span text:style-name="T3">Les différentes fonctions de l’application sont :</text:span></text:p>
      <text:p text:style-name="P3"><text:span text:style-name="T3">- help qui permet d’avoir des informations sur les fonctionnalités</text:span></text:p>
      <text:p text:style-name="P3"><text:span text:style-name="T3"/></text:p>
      <text:p text:style-name="P3"><text:span text:style-name="T3">- get_fichiers [url_fichier_citations <text:s/>url_arborescence_articles] qui permet de télécharger les archives contenant </text:span><text:span text:style-name="T4">le jeu de données dans le dossier du script. Télécharge par défaut les fichiers fournis de base.</text:span></text:p>
      <text:p text:style-name="P3"><text:span text:style-name="T3"/></text:p>
      <text:p text:style-name="P4"><text:span text:style-name="T3">- init [path_fichier_citations <text:s/>path_arborescence_articles] qui permet l’initialisation </text:span><text:span text:style-name="T4">du jeu de données. Utilise par défaut le jeu de données présent dans le dossier du script.</text:span></text:p>
      <text:p text:style-name="P3"><text:span text:style-name="T4"/></text:p>
      <text:p text:style-name="P3"><text:span text:style-name="T3">- </text:span><text:span text:style-name="T4">cite nom_auteur [</text:span><text:span text:style-name="T5">bool_graphe] qui retourne un dictionnaire de l’ensemble des auteurs cités par nom_auteur, ou si bool_graphe=1, affiche le graphe ???</text:span></text:p>
      <text:p text:style-name="P3"><text:span text:style-name="T4"/></text:p>
      <text:p text:style-name="P3"><text:span text:style-name="T4">- influence</text:span></text:p>
      <text:p text:style-name="P3"><text:span text:style-name="T4"/></text:p>
      <text:p text:style-name="P3"><text:span text:style-name="T4">- influenced</text:span></text:p>
      <text:p text:style-name="P3"><text:span text:style-name="T4"/></text:p>
      <text:p text:style-name="P3"><text:span text:style-name="T4">- communaute</text:span></text:p>
      <text:p text:style-name="P3"><text:span text:style-name="T4"/></text:p>
      <text:p text:style-name="P3"><text:soft-page-break/><text:span text:style-name="T4">- co-auteur</text:span></text:p>
      <text:p text:style-name="P3"><text:span text:style-name="T4"/></text:p>
      <text:p text:style-name="P3"><text:span text:style-name="T4">- grap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7:36:15.675000000</meta:creation-date>
    <dc:date>2020-12-18T18:10:10.805000000</dc:date>
    <meta:editing-duration>PT2M23S</meta:editing-duration>
    <meta:editing-cycles>1</meta:editing-cycles>
    <meta:document-statistic meta:table-count="0" meta:image-count="0" meta:object-count="0" meta:page-count="2" meta:paragraph-count="28" meta:word-count="325" meta:character-count="2125" meta:non-whitespace-character-count="1807"/>
    <meta:generator>LibreOffice/6.0.6.2$Windows_X86_64 LibreOffice_project/0c292870b25a325b5ed35f6b45599d2ea4458e77</meta:generator>
  </office:meta>
</office:document-meta>
</file>